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1.999cm" svg:y="1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2cm" svg:x="3.999cm" svg:y="1.999cm">
          <text:p text:style-name="P1">Home Scree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cm" svg:height="13cm" svg:x="1.999cm" svg:y="3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cm" svg:height="1cm" svg:x="1.999cm" svg:y="16.9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cm" svg:height="0.8cm" svg:x="6.099cm" svg:y="17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cm" svg:height="0.8cm" svg:x="4.099cm" svg:y="17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cm" svg:height="0.8cm" svg:x="8.099cm" svg:y="17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cm" svg:height="2cm" svg:x="3cm" svg:y="5cm">
          <text:p text:style-name="P1">Create Rout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2cm" svg:x="2.999cm" svg:y="7.999cm">
          <text:p text:style-name="P1">Edit Rout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2cm" svg:x="2.998cm" svg:y="10.998cm">
          <text:p text:style-name="P1">Exit App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sha </meta:initial-creator>
    <meta:creation-date>2013-11-06T22:07:23</meta:creation-date>
    <dc:date>2013-11-07T00:19:06</dc:date>
    <dc:creator>asha </dc:creator>
    <meta:editing-duration>PT50S</meta:editing-duration>
    <meta:editing-cycles>4</meta:editing-cycles>
    <meta:generator>LibreOffice/3.5$Linux_X86_64 LibreOffice_project/350m1$Build-2</meta:generator>
    <meta:document-statistic meta:object-count="10"/>
  </office:meta>
</office:document-meta>
</file>